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 svg:font-family="Calibri" style:font-family-generic="swiss"/>
    <style:font-face style:name="Liberation Serif" svg:font-family="'Liberation Serif'" style:font-adornments="Regular" style:font-family-generic="roman" style:font-pitch="variable"/>
    <style:font-face style:name="Liberation Serif1" svg:font-family="'Liberation Serif'" style:font-adornments="Standard" style:font-family-generic="roman" style:font-pitch="variable"/>
    <style:font-face style:name="FreeSans" svg:font-family="FreeSans" style:font-adornments="obyčejné"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Text_20_body">
      <style:paragraph-properties>
        <style:tab-stops>
          <style:tab-stop style:position="1.2339in"/>
        </style:tab-stops>
      </style:paragraph-properties>
      <style:text-properties officeooo:paragraph-rsid="00198e08"/>
    </style:style>
    <style:style style:name="P3" style:family="paragraph" style:parent-style-name="Text_20_body">
      <style:paragraph-properties>
        <style:tab-stops/>
      </style:paragraph-properties>
      <style:text-properties officeooo:paragraph-rsid="001aa250"/>
    </style:style>
    <style:style style:name="P4" style:family="paragraph" style:parent-style-name="Text_20_body">
      <style:text-properties fo:language="en" fo:country="US" officeooo:rsid="001646ac" officeooo:paragraph-rsid="001646ac"/>
    </style:style>
    <style:style style:name="P5" style:family="paragraph" style:parent-style-name="Text_20_body">
      <style:text-properties officeooo:rsid="00175aaf" officeooo:paragraph-rsid="00175aaf"/>
    </style:style>
    <style:style style:name="P6" style:family="paragraph" style:parent-style-name="Text_20_body">
      <style:paragraph-properties>
        <style:tab-stops>
          <style:tab-stop style:position="1.2339in"/>
        </style:tab-stops>
      </style:paragraph-properties>
      <style:text-properties officeooo:rsid="0017f429" officeooo:paragraph-rsid="0017f429"/>
    </style:style>
    <style:style style:name="P7" style:family="paragraph" style:parent-style-name="Text_20_body">
      <style:paragraph-properties>
        <style:tab-stops>
          <style:tab-stop style:position="1.2339in"/>
        </style:tab-stops>
      </style:paragraph-properties>
      <style:text-properties officeooo:rsid="00198e08" officeooo:paragraph-rsid="00198e08"/>
    </style:style>
    <style:style style:name="P8" style:family="paragraph" style:parent-style-name="Text_20_body">
      <style:paragraph-properties>
        <style:tab-stops>
          <style:tab-stop style:position="1.2339in"/>
        </style:tab-stops>
      </style:paragraph-properties>
      <style:text-properties officeooo:rsid="00198e08" officeooo:paragraph-rsid="001ef08a"/>
    </style:style>
    <style:style style:name="P9" style:family="paragraph" style:parent-style-name="Text_20_body">
      <style:paragraph-properties>
        <style:tab-stops/>
      </style:paragraph-properties>
      <style:text-properties officeooo:rsid="001ef08a" officeooo:paragraph-rsid="001ef08a"/>
    </style:style>
    <style:style style:name="P10" style:family="paragraph" style:parent-style-name="Text_20_body">
      <style:text-properties officeooo:rsid="001ef08a" officeooo:paragraph-rsid="001ef08a"/>
    </style:style>
    <style:style style:name="P11" style:family="paragraph" style:parent-style-name="Text_20_body">
      <style:paragraph-properties>
        <style:tab-stops/>
      </style:paragraph-properties>
      <style:text-properties officeooo:rsid="001d9049" officeooo:paragraph-rsid="001d9049"/>
    </style:style>
    <style:style style:name="P12" style:family="paragraph" style:parent-style-name="Text_20_body">
      <style:paragraph-properties>
        <style:tab-stops/>
      </style:paragraph-properties>
      <style:text-properties officeooo:rsid="001aa250" officeooo:paragraph-rsid="001aa250"/>
    </style:style>
    <style:style style:name="P13" style:family="paragraph" style:parent-style-name="Text_20_body">
      <style:text-properties officeooo:rsid="0020aa96" officeooo:paragraph-rsid="0020aa96"/>
    </style:style>
    <style:style style:name="P14" style:family="paragraph" style:parent-style-name="Text_20_body">
      <style:text-properties officeooo:rsid="0020eee0" officeooo:paragraph-rsid="0020eee0"/>
    </style:style>
    <style:style style:name="P15" style:family="paragraph" style:parent-style-name="Text_20_body">
      <style:text-properties officeooo:rsid="00215224" officeooo:paragraph-rsid="00215224"/>
    </style:style>
    <style:style style:name="P16" style:family="paragraph" style:parent-style-name="Text_20_body">
      <style:text-properties officeooo:paragraph-rsid="002658e6"/>
    </style:style>
    <style:style style:name="P17" style:family="paragraph" style:parent-style-name="Text_20_body">
      <style:text-properties officeooo:paragraph-rsid="002b63cb"/>
    </style:style>
    <style:style style:name="P18" style:family="paragraph" style:parent-style-name="Text_20_body">
      <style:text-properties officeooo:paragraph-rsid="002d1957"/>
    </style:style>
    <style:style style:name="P19" style:family="paragraph" style:parent-style-name="Heading">
      <style:text-properties fo:language="en" fo:country="US" officeooo:rsid="001646ac" officeooo:paragraph-rsid="001646ac"/>
    </style:style>
    <style:style style:name="P20" style:family="paragraph" style:parent-style-name="Text_20_body">
      <style:paragraph-properties fo:margin-left="0.5in" fo:margin-right="0in" fo:text-indent="0in" style:auto-text-indent="false"/>
      <style:text-properties officeooo:rsid="001ef08a" officeooo:paragraph-rsid="001ef08a"/>
    </style:style>
    <style:style style:name="P21" style:family="paragraph" style:parent-style-name="Heading_20_1">
      <style:text-properties officeooo:rsid="00175aaf" officeooo:paragraph-rsid="00175aaf"/>
    </style:style>
    <style:style style:name="P22" style:family="paragraph" style:parent-style-name="Heading_20_1">
      <style:text-properties officeooo:rsid="001ef08a" officeooo:paragraph-rsid="001ef08a"/>
    </style:style>
    <style:style style:name="P23" style:family="paragraph" style:parent-style-name="Heading_20_1">
      <style:text-properties officeooo:rsid="0020aa96" officeooo:paragraph-rsid="0020aa96"/>
    </style:style>
    <style:style style:name="P24" style:family="paragraph" style:parent-style-name="Heading_20_1">
      <style:text-properties officeooo:rsid="00215224" officeooo:paragraph-rsid="00215224"/>
    </style:style>
    <style:style style:name="P25" style:family="paragraph" style:parent-style-name="Text_20_body" style:list-style-name="L1">
      <style:text-properties fo:language="en" fo:country="US" officeooo:rsid="001646ac" officeooo:paragraph-rsid="001646ac"/>
    </style:style>
    <style:style style:name="P26" style:family="paragraph" style:parent-style-name="Text_20_body" style:list-style-name="L1">
      <style:text-properties fo:language="en" fo:country="US" officeooo:rsid="00175aaf" officeooo:paragraph-rsid="00175aaf"/>
    </style:style>
    <style:style style:name="P27" style:family="paragraph" style:parent-style-name="Text_20_body">
      <style:text-properties officeooo:rsid="00234de0" officeooo:paragraph-rsid="00234de0"/>
    </style:style>
    <style:style style:name="P28" style:family="paragraph" style:parent-style-name="Text_20_body" style:list-style-name="L2">
      <style:text-properties officeooo:rsid="00234de0" officeooo:paragraph-rsid="00234de0"/>
    </style:style>
    <style:style style:name="P29" style:family="paragraph" style:parent-style-name="Text_20_body" style:list-style-name="L2">
      <style:text-properties officeooo:rsid="0024f1ba" officeooo:paragraph-rsid="0024f1ba"/>
    </style:style>
    <style:style style:name="P30" style:family="paragraph" style:parent-style-name="Text_20_body" style:list-style-name="L2">
      <style:text-properties officeooo:rsid="002658e6" officeooo:paragraph-rsid="002658e6"/>
    </style:style>
    <style:style style:name="P31" style:family="paragraph" style:parent-style-name="Text_20_body">
      <style:text-properties officeooo:rsid="002658e6" officeooo:paragraph-rsid="002658e6"/>
    </style:style>
    <style:style style:name="P32" style:family="paragraph" style:parent-style-name="Text_20_body">
      <style:text-properties officeooo:rsid="002df6b8" officeooo:paragraph-rsid="002df6b8"/>
    </style:style>
    <style:style style:name="P33" style:family="paragraph" style:parent-style-name="Text_20_body">
      <style:text-properties officeooo:rsid="00283c66" officeooo:paragraph-rsid="00283c66"/>
    </style:style>
    <style:style style:name="P34" style:family="paragraph" style:parent-style-name="Text_20_body">
      <style:text-properties officeooo:rsid="0029f3a6" officeooo:paragraph-rsid="0029f3a6"/>
    </style:style>
    <style:style style:name="P35" style:family="paragraph" style:parent-style-name="Text_20_body">
      <style:text-properties officeooo:rsid="002b63cb" officeooo:paragraph-rsid="002b63cb"/>
    </style:style>
    <style:style style:name="P36" style:family="paragraph" style:parent-style-name="Text_20_body">
      <style:text-properties officeooo:rsid="002d1957" officeooo:paragraph-rsid="002d1957"/>
    </style:style>
    <style:style style:name="P37" style:family="paragraph" style:parent-style-name="Text_20_body">
      <style:text-properties officeooo:rsid="002fc0ac" officeooo:paragraph-rsid="002fc0ac"/>
    </style:style>
    <style:style style:name="P38" style:family="paragraph" style:parent-style-name="Text_20_body" style:list-style-name="L3">
      <style:text-properties officeooo:rsid="002fc0ac" officeooo:paragraph-rsid="002fc0ac"/>
    </style:style>
    <style:style style:name="P39" style:family="paragraph" style:parent-style-name="Text_20_body" style:list-style-name="L3">
      <style:text-properties officeooo:paragraph-rsid="002fc0ac"/>
    </style:style>
    <style:style style:name="P40" style:family="paragraph" style:parent-style-name="Text_20_body" style:list-style-name="L3">
      <style:text-properties officeooo:rsid="00327977" officeooo:paragraph-rsid="00327977"/>
    </style:style>
    <style:style style:name="P41" style:family="paragraph" style:parent-style-name="Text_20_body" style:list-style-name="L4">
      <style:text-properties officeooo:rsid="00231f27" officeooo:paragraph-rsid="00231f27"/>
    </style:style>
    <style:style style:name="P42" style:family="paragraph" style:parent-style-name="Text_20_body" style:list-style-name="L5">
      <style:text-properties officeooo:rsid="001ef08a" officeooo:paragraph-rsid="001ef08a"/>
    </style:style>
    <style:style style:name="P43" style:family="paragraph" style:parent-style-name="Text_20_body" style:list-style-name="L6">
      <style:text-properties officeooo:rsid="0020eee0" officeooo:paragraph-rsid="0020eee0"/>
    </style:style>
    <style:style style:name="P44" style:family="paragraph" style:parent-style-name="Text_20_body">
      <style:text-properties officeooo:rsid="00215224" officeooo:paragraph-rsid="00215224"/>
    </style:style>
    <style:style style:name="P45" style:family="paragraph" style:parent-style-name="Text_20_body">
      <style:text-properties officeooo:paragraph-rsid="0033da23"/>
    </style:style>
    <style:style style:name="P46" style:family="paragraph" style:parent-style-name="Text_20_body">
      <style:text-properties officeooo:paragraph-rsid="0034435d"/>
    </style:style>
    <style:style style:name="P47" style:family="paragraph" style:parent-style-name="Heading_20_1">
      <style:paragraph-properties fo:break-before="page"/>
      <style:text-properties officeooo:rsid="00234de0" officeooo:paragraph-rsid="00234de0"/>
    </style:style>
    <style:style style:name="P48" style:family="paragraph" style:parent-style-name="Heading_20_1">
      <style:text-properties officeooo:rsid="002fc0ac" officeooo:paragraph-rsid="002fc0ac"/>
    </style:style>
    <style:style style:name="P49" style:family="paragraph" style:parent-style-name="Heading_20_1">
      <style:text-properties officeooo:paragraph-rsid="0033da23"/>
    </style:style>
    <style:style style:name="P50" style:family="paragraph" style:parent-style-name="Heading_20_2">
      <style:text-properties officeooo:rsid="002658e6" officeooo:paragraph-rsid="002658e6"/>
    </style:style>
    <style:style style:name="P51" style:family="paragraph" style:parent-style-name="Heading_20_2">
      <style:text-properties officeooo:paragraph-rsid="0033da23"/>
    </style:style>
    <style:style style:name="T1" style:family="text">
      <style:text-properties officeooo:rsid="0017f429"/>
    </style:style>
    <style:style style:name="T2" style:family="text">
      <style:text-properties officeooo:rsid="00198e08"/>
    </style:style>
    <style:style style:name="T3" style:family="text">
      <style:text-properties officeooo:rsid="001aa250"/>
    </style:style>
    <style:style style:name="T4" style:family="text">
      <style:text-properties officeooo:rsid="001ef08a"/>
    </style:style>
    <style:style style:name="T5" style:family="text">
      <style:text-properties officeooo:rsid="002658e6"/>
    </style:style>
    <style:style style:name="T6" style:family="text">
      <style:text-properties officeooo:rsid="0026813a"/>
    </style:style>
    <style:style style:name="T7" style:family="text">
      <style:text-properties officeooo:rsid="002b63cb"/>
    </style:style>
    <style:style style:name="T8" style:family="text">
      <style:text-properties officeooo:rsid="002d1957"/>
    </style:style>
    <style:style style:name="T9" style:family="text">
      <style:text-properties officeooo:rsid="002df6b8"/>
    </style:style>
    <style:style style:name="T10" style:family="text">
      <style:text-properties officeooo:rsid="002fc0ac"/>
    </style:style>
    <style:style style:name="T11" style:family="text">
      <style:text-properties officeooo:rsid="0030de5b"/>
    </style:style>
    <style:style style:name="T12" style:family="text">
      <style:text-properties officeooo:rsid="0033da23"/>
    </style:style>
    <style:style style:name="T13" style:family="text">
      <style:text-properties officeooo:rsid="0034435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Simple Syntax Dependency Language (Sisdel)</text:p>
      <text:p text:style-name="P4">This is an experimental language intended to examine how to make dependency tracking as accessible, useful and simple as possible. It tries to solve the following high level goals:</text:p>
      <text:list xml:id="list17439484082" text:style-name="L1">
        <text:list-item>
          <text:p text:style-name="P25">Keep dependency information in an accessible way all the way from the source code to the end user running the application.</text:p>
        </text:list-item>
        <text:list-item>
          <text:p text:style-name="P25">Fulfill modern requirements like easily distributed and concurrent programs.</text:p>
        </text:list-item>
        <text:list-item>
          <text:p text:style-name="P25">Easily accessible for new programmers, while powerful enough for experienced programmers.</text:p>
        </text:list-item>
        <text:list-item>
          <text:p text:style-name="P25">Agnostic to way of execution: Might be compiled or interpreted or even mixed without having to adapt source code for it.</text:p>
        </text:list-item>
        <text:list-item>
          <text:p text:style-name="P26">Support for security, making it possible to write secure, distributed applications.</text:p>
        </text:list-item>
      </text:list>
      <text:h text:style-name="P21" text:outline-level="1">Syntax</text:h>
      <text:p text:style-name="P5">The syntax is intended to be as easy to parse as possible, without loosing readability. For readability, the most important aspect is that what you read should be what will be executed, no surprises. You shouldn't require experienced programmers to be able to read the code. Ideally, even non-programmers should be able to guess what the code does given that good symbol names was used when programming.</text:p>
      <text:p text:style-name="P6">expression <text:tab/>::=<text:tab/>expression newln subexpression*</text:p>
      <text:p text:style-name="P6"><text:tab/><text:tab/>|| value</text:p>
      <text:p text:style-name="P6">subexpression<text:tab/>::=<text:tab/>indent expression</text:p>
      <text:p text:style-name="P2"><text:span text:style-name="T1">value<text:tab/>::=<text:tab/></text:span><text:span text:style-name="T2">valueCollection</text:span></text:p>
      <text:p text:style-name="P7"><text:tab/><text:tab/>|| object</text:p>
      <text:p text:style-name="P7">valueCollection<text:tab/>::=<text:tab/>value+</text:p>
      <text:p text:style-name="P7">object<text:tab/>::=<text:tab/>objectReference</text:p>
      <text:p text:style-name="P8"><text:tab/><text:tab/>|| expression objectReference</text:p>
      <text:p text:style-name="P7"><text:soft-page-break/><text:tab/><text:tab/>|| expression objectReference expression</text:p>
      <text:p text:style-name="P9">Example source:</text:p>
      <text:p text:style-name="P11">times is function</text:p>
      <text:p text:style-name="P11"><text:tab/>parameter a is integer</text:p>
      <text:p text:style-name="P11"><text:tab/>parameter b is integer</text:p>
      <text:p text:style-name="P11"><text:tab/>do return a * b</text:p>
      <text:p text:style-name="P12">myRecord is collectionOf</text:p>
      <text:p text:style-name="P12"><text:tab/>name is string UTF8</text:p>
      <text:p text:style-name="P12"><text:tab/>age is integer unsigned </text:p>
      <text:p text:style-name="P3"><text:span text:style-name="T3"><text:tab/></text:span><text:span text:style-name="T4">times</text:span></text:p>
      <text:h text:style-name="P22" text:outline-level="1"/>
      <text:h text:style-name="P47" text:outline-level="1">Sisdel overview</text:h>
      <text:p text:style-name="P27">The following buzz words can summarize Sisdel:</text:p>
      <text:list xml:id="list11764420851" text:style-name="L2">
        <text:list-item>
          <text:p text:style-name="P28">Class-less object oriented language with some limitations, e.g. no inheritance.</text:p>
        </text:list-item>
        <text:list-item>
          <text:p text:style-name="P28">Functional (declarative) by default, but with limited support for mutable values.</text:p>
        </text:list-item>
        <text:list-item>
          <text:p text:style-name="P29">Strongly typed with type inference.</text:p>
        </text:list-item>
        <text:list-item>
          <text:p text:style-name="P29">Supports parallel programming using threads, SMP and distribution.</text:p>
        </text:list-item>
        <text:list-item>
          <text:p text:style-name="P29">Implements securit features using security tokens and signatures.</text:p>
        </text:list-item>
        <text:list-item>
          <text:p text:style-name="P29">Uses checksums to detect changed objects.</text:p>
        </text:list-item>
        <text:list-item>
          <text:p text:style-name="P29">Supports late decision of what is interpreted and what is compiled, with no source code changes needed.</text:p>
        </text:list-item>
        <text:list-item>
          <text:p text:style-name="P29">Keeps track of dependencies and making them visible in the language.</text:p>
        </text:list-item>
        <text:list-item>
          <text:p text:style-name="P30">Interfaces are auto-generated with enough information to enable good optimization support.</text:p>
        </text:list-item>
        <text:list-item>
          <text:p text:style-name="P30">Supports constraints.</text:p>
        </text:list-item>
      </text:list>
      <text:p text:style-name="P31">For each bullt above a corresponding sub-chapter will explain it in more detail.</text:p>
      <text:list xml:id="list1743948408" text:style-name="Outline">
        <text:list-item>
          <text:list>
            <text:list-item>
              <text:h text:style-name="P50" text:outline-level="2">Object model</text:h>
            </text:list-item>
          </text:list>
        </text:list-item>
      </text:list>
      <text:p text:style-name="P31">Sisdel is not a truly object oriented language, although it has something it calls objects. There are no classes. Instead, there are objects that act as object factories.</text:p>
      <text:p text:style-name="P31">Inheritance is also not supported. The type inference is meant to replace this, which by default means that there is a looser definition of type compatibility. It is however possible to place additional constraints which could mimic the limitations inheritance would put on type usage.</text:p>
      <text:p text:style-name="P31">There is also no overloading. Using type inference types does not need to be specified. This should give enough flexibility that there should be few cases when overloading will be missed.</text:p>
      <text:p text:style-name="P32">All function calls uses value passing. This means that no references are being passed for a function call. Sisdel may however choose to use reference whenever it doesn't change the semantics if this will produce a more optimized code.</text:p>
      <text:list xml:id="list1364829195" text:continue-numbering="true" text:style-name="Outline">
        <text:list-item>
          <text:list>
            <text:list-item>
              <text:h text:style-name="P50" text:outline-level="2"><text:soft-page-break/>Functional</text:h>
            </text:list-item>
          </text:list>
        </text:list-item>
      </text:list>
      <text:p text:style-name="P31">Everything in Sisdel is declarative unless otherwise specified. This means that loops does not mean that the code actually should implement a loop, but rather should be interpreted as “for this range the following should apply”. This gives better optimization and possibility to implement parallell algorithms automatically.</text:p>
      <text:p text:style-name="P31">When states, or mutable values, are actually needed they can be used in Sisdel with the limitation that these cannot be exported by other means than as a snapshot value given in a function call.</text:p>
      <text:p text:style-name="P16"><text:span text:style-name="T5">Everything in Sisdel are objects in Sisdel's definition of the term. Functions are objects, and can therefore implement mutable values. Each call to such a function </text:span><text:span text:style-name="T6">might produce different results even when the same set of argument values is used. Sisdel will in this case treat each function call as though you are calling different functions. This is similar to what Haskell calls monads.</text:span></text:p>
      <text:p text:style-name="P32">Sisdel uses promises for return values to make function calls less synchronous. This means that there are no guarantees that a functional succeeded when a receiving a return value. When the return value is being looked at the function success or fail will be visible. This is implemented as special values that the return value can have.</text:p>
      <text:list xml:id="list154288798" text:continue-numbering="true" text:style-name="Outline">
        <text:list-item>
          <text:list>
            <text:list-item>
              <text:h text:style-name="P50" text:outline-level="2">Type inference</text:h>
            </text:list-item>
          </text:list>
        </text:list-item>
      </text:list>
      <text:p text:style-name="P33">When declaring a function the types does not need to be specified. The type is instead determined when the function is called. This means that different invocations of the functions might supply values with different types. It works somewhat similar to what C++ calls templates.</text:p>
      <text:p text:style-name="P33">The valid types for a function is determined by how the argument values are being used. As long as the provided values supports the way the function uses them, the type is valid when calling the function.</text:p>
      <text:p text:style-name="P33">Constraints can be used in cases where the implementer wants to put further restrictions on the type of provided values to the function.</text:p>
      <text:list xml:id="list1191277279" text:continue-numbering="true" text:style-name="Outline">
        <text:list-item>
          <text:list>
            <text:list-item>
              <text:h text:style-name="P50" text:outline-level="2">Parallel programming</text:h>
            </text:list-item>
          </text:list>
        </text:list-item>
      </text:list>
      <text:p text:style-name="P34"><text:soft-page-break/>Sisdel is designed to give as good opportunity for parallellization as possible. The language is declarative with good dependency tracking which also spans over public interfaces to make this possible.</text:p>
      <text:p text:style-name="P35">The goal with Sisdel is that how and how much the code is parallellized is something that can be decided late, and also be changed without changing the core algorithm.</text:p>
      <text:list xml:id="list1011163624" text:continue-numbering="true" text:style-name="Outline">
        <text:list-item>
          <text:list>
            <text:list-item>
              <text:h text:style-name="P50" text:outline-level="2">Security model</text:h>
            </text:list-item>
          </text:list>
        </text:list-item>
      </text:list>
      <text:p text:style-name="P35">Sisdel supports having security tokens that are passed implicitly when functions are called. A security token can be created, checked and consumed.</text:p>
      <text:p text:style-name="P35">There reason for passing the security tokens implicitly rather than by having them as arguments in function calls is to be able to use the same overall algorithm even though there might be some special case needing a security token.</text:p>
      <text:p text:style-name="P35">One securit concern is the fact that all objects are dependent on the scope in which they exist. It is possible to change this environment in a way that would create security problems. For this reason Sisdel supports signatures. Signatures are used to verify that a certain object comes from a known supplier.</text:p>
      <text:p text:style-name="P17"><text:span text:style-name="T7">Using object versioning the security can be tightened even further, but requiring a certain version, i.e. implementation, of an object. This creates a trade-off between flexibility and </text:span><text:span text:style-name="T8">predictability.</text:span></text:p>
      <text:list xml:id="list411523124" text:continue-numbering="true" text:style-name="Outline">
        <text:list-item>
          <text:list>
            <text:list-item>
              <text:h text:style-name="P50" text:outline-level="2">Object versioning</text:h>
            </text:list-item>
          </text:list>
        </text:list-item>
      </text:list>
      <text:p text:style-name="P36">Each object in Sisdel is first translated into an intermediate format used when interpreting. When an object is in this intermediate format a checksum is calculated. This checksum is then used as the objects version.</text:p>
      <text:p text:style-name="P36">This is used in a distributed environment to detect objects that has been changed and to detect when two objects are actually the same object.</text:p>
      <text:list xml:id="list725964783" text:continue-numbering="true" text:style-name="Outline">
        <text:list-item>
          <text:list>
            <text:list-item>
              <text:h text:style-name="P50" text:outline-level="2">Interpreted vs compiled</text:h>
            </text:list-item>
          </text:list>
        </text:list-item>
      </text:list>
      <text:p text:style-name="P18"><text:span text:style-name="T8">Sisdel code is always translated into an intermediate form. It can then be executed directly from this intermediate form, which is called “interpreted” in this document. Alternatively it can be compiled to a machine native format and then executed in this form instead, which is called </text:span><text:soft-page-break/><text:span text:style-name="T8">“compiled” in this document. There is no source code difference for these two cases, and it is also possible to go back and forth between these two cases at any time.</text:span></text:p>
      <text:p text:style-name="P36">The reason for compiling is mainly for performance reasons, but could also be used to make it harder to change the design by mistake.</text:p>
      <text:list xml:id="list766934813" text:continue-numbering="true" text:style-name="Outline">
        <text:list-item>
          <text:list>
            <text:list-item>
              <text:h text:style-name="P50" text:outline-level="2">Dependencies</text:h>
            </text:list-item>
          </text:list>
        </text:list-item>
      </text:list>
      <text:p text:style-name="P36">Dependencies are important to Sisdel. They are also visible to the programmer to enable good error messages and opportunities for runtime optimizations.</text:p>
      <text:p text:style-name="P18"><text:span text:style-name="T8">The dependencies spans over public interfaces, and can therefore be tracked through third-party libraries. They can even be made visible to the </text:span><text:span text:style-name="T9">application invocer, which is useful for building scripts and determining environment dependencies.</text:span></text:p>
      <text:list xml:id="list927708562" text:continue-numbering="true" text:style-name="Outline">
        <text:list-item>
          <text:list>
            <text:list-item>
              <text:h text:style-name="P50" text:outline-level="2">Interfaces</text:h>
            </text:list-item>
          </text:list>
        </text:list-item>
      </text:list>
      <text:p text:style-name="P32">There are no separate interface files associated with the source code. Sisdel can however produce interface files when compiling or interpreting the code. These auto generated interface files are used by Sisdel to determine how library code works and what dependencies and constraints it has. They could also be used by external utilities to determine dependencies.</text:p>
      <text:list xml:id="list101216431" text:continue-numbering="true" text:style-name="Outline">
        <text:list-item>
          <text:list>
            <text:list-item>
              <text:h text:style-name="P50" text:outline-level="2">Constraints</text:h>
            </text:list-item>
          </text:list>
        </text:list-item>
      </text:list>
      <text:p text:style-name="P32">Each expression in Sisdel can have constraints, saying when the expression applies. It can also be used to put requirements on values.</text:p>
      <text:h text:style-name="P48" text:outline-level="1">Pre-defined objects</text:h>
      <text:p text:style-name="P37">Sisdel has a number of pre-defined objects that can be used to build further objects. These objects has special semantics important to the language itself, which is what differ them from standard library objects.</text:p>
      <text:list xml:id="list2496471811" text:style-name="L3">
        <text:list-item>
          <text:p text:style-name="P38">dependency - Defines a one way dependency between two objects.</text:p>
        </text:list-item>
        <text:list-item>
          <text:p text:style-name="P38">scope - Defines a limitation for object name look-up. A scope has a dependency on a parent scope.</text:p>
        </text:list-item>
        <text:list-item>
          <text:p text:style-name="P39"><text:span text:style-name="T10">map - Associates a key with a value. Both key and value can be of arbitrary objects, which can be different for each entry. Maps can be used for anything from structs, which </text:span><text:soft-page-break/><text:span text:style-name="T10">is only a static version of maps, arrays where the key must be integer and all values must be of same type. </text:span><text:span text:style-name="T11">Maps containing maps can be used for achieving multi-dimensional arrays.</text:span></text:p>
        </text:list-item>
        <text:list-item>
          <text:p text:style-name="P40">fifo, stack - Serializes accesses between readers and writers. For fifo, reads are done in the same order as writes. For stack, reads are done in reverse order compared to writes.</text:p>
        </text:list-item>
        <text:list-item>
          <text:p text:style-name="P40"/>
        </text:list-item>
      </text:list>
      <text:list xml:id="list13917479181" text:style-name="L4">
        <text:list-item>
          <text:p text:style-name="P41">map, fifo, stack, string, integer, function, security token, signature, scope.</text:p>
        </text:list-item>
        <text:list-item>
          <text:p text:style-name="P41"/>
        </text:list-item>
      </text:list>
      <text:list xml:id="list2508556561" text:style-name="L5">
        <text:list-item>
          <text:p text:style-name="P42">object - The super-object, represents anything.</text:p>
        </text:list-item>
        <text:list-item>
          <text:p text:style-name="P42">immediate - A calculated value of some kind.</text:p>
        </text:list-item>
        <text:list-item>
          <text:p text:style-name="P42">string - A sequence of characters. Each encoding is a sub-object of string.</text:p>
        </text:list-item>
        <text:list-item>
          <text:p text:style-name="P42">integer - An integer value. It can be constrained to have a specific range, e.g. unsigned.</text:p>
        </text:list-item>
        <text:list-item>
          <text:p text:style-name="P42">collection - An unordered collection of objects. Can be constrained to only represent specific types of objects.</text:p>
        </text:list-item>
        <text:list-item>
          <text:p text:style-name="P42">map - A collection with named entries. Names can be arbitrary names using arbitrary object as both key and value, each entry can have different types for both key and value. Can of course be constrained to only accept a certain object type(s) for key and/or value.</text:p>
        </text:list-item>
        <text:list-item>
          <text:p text:style-name="P42">stream - Similar to collection but has an order. Reads are destructive and guaranteed to be done in same order as the writes.</text:p>
        </text:list-item>
      </text:list>
      <text:h text:style-name="P22" text:outline-level="1">Constraints</text:h>
      <text:p text:style-name="P10">Each expression can have a constraint. An expression defining a new object can have constraints for what the object can store, or a condition for when the expression is evaluated.</text:p>
      <text:p text:style-name="P10">The language is declarative, therefore, you can have expressions like:</text:p>
      <text:p text:style-name="P20">a</text:p>
      <text:p text:style-name="P20"><text:soft-page-break/><text:tab/>is string when b = 1</text:p>
      <text:p text:style-name="P20"><text:tab/>is integer when b = 2</text:p>
      <text:h text:style-name="P23" text:outline-level="1">Value passing</text:h>
      <text:p text:style-name="P13">Objects can return values explicitly, but will always return success or fail and optionally a security token implicitly. The success or fail status is used to affect execution paths while the security token is used to determine object use permissions. It is valid to possess an object for which you do not have permission to request the value of. Further permissions affects other aspects of the object such as dependencies.</text:p>
      <text:p text:style-name="P14">Each value has the following meta information:</text:p>
      <text:list xml:id="list19794278101" text:style-name="L6">
        <text:list-item>
          <text:p text:style-name="P43">Dependency on other values, including constraints. The dependency includes version number and value id.</text:p>
        </text:list-item>
        <text:list-item>
          <text:p text:style-name="P43">Version number of this value.</text:p>
        </text:list-item>
        <text:list-item>
          <text:p text:style-name="P43">Value ID, which is the actual value itself if its small or a checksum of it if the actual value is large.</text:p>
        </text:list-item>
      </text:list>
      <text:h text:style-name="P24" text:outline-level="1">Execution environment</text:h>
      <text:p text:style-name="P15">Sisdel can either be compiled or interpreted with no change of the source code. The decision can be made on per file basis and an application can consist of a mix of both with no change of the source code itself.</text:p>
      <text:p text:style-name="P15">There is a distinction between execution context and declaration context. Security tokens and success/fail status follows execution context while objects and signatures resides in declaration context.</text:p>
      <text:p text:style-name="P15"/>
      <text:h text:style-name="P49" text:outline-level="1"><text:span text:style-name="T12">Brain-Dump area</text:span></text:h>
      <text:list xml:id="list419400656" text:continue-list="list101216431" text:style-name="Outline">
        <text:list-item>
          <text:list>
            <text:list-item>
              <text:h text:style-name="P51" text:outline-level="2"><text:span text:style-name="T12">Namespace, Scope and Context</text:span></text:h>
            </text:list-item>
          </text:list>
        </text:list-item>
      </text:list>
      <text:p text:style-name="P45"><text:span text:style-name="T12">The terminology used in this document is as follows:</text:span></text:p>
      <text:p text:style-name="P45"><text:soft-page-break/><text:span text:style-name="T12">Namespace is the scope within where the code is defined, which usually translates to a source file.</text:span></text:p>
      <text:p text:style-name="P45"><text:span text:style-name="T12">Context is the running scope, which follows how code is executed.</text:span></text:p>
      <text:p text:style-name="P45"><text:span text:style-name="T12">Scope can either be a namespace, a context or the combination of both.</text:span></text:p>
      <text:p text:style-name="P45"><text:span text:style-name="T13">Identifiers </text:span><text:span text:style-name="T12"><text:s/></text:span><text:span text:style-name="T13">declared in a namespace encompasses the namespace within which they are declared. For identifiers declared in a context, they are valid within the context within which they are declared.</text:span></text:p>
      <text:p text:style-name="P46"><text:span text:style-name="T13">“namespace” will select current namespace, and can be used as a pre-pend for an identifier declaration to declare it in current namespace. “context” can be used in a similar fashion.</text:span></text:p>
      <text:p text:style-name="P46"><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alibri" svg:font-family="Calibri" style:font-family-generic="swiss"/>
    <style:font-face style:name="Liberation Serif" svg:font-family="'Liberation Serif'" style:font-adornments="Regular" style:font-family-generic="roman" style:font-pitch="variable"/>
    <style:font-face style:name="Liberation Serif1" svg:font-family="'Liberation Serif'" style:font-adornments="Standard" style:font-family-generic="roman" style:font-pitch="variable"/>
    <style:font-face style:name="FreeSans" svg:font-family="FreeSans" style:font-adornments="obyčejné"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139in" fo:margin-bottom="0.139in" style: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master-page-name="">
      <style:paragraph-properties fo:line-height="150%" fo:text-align="justify" style:justify-single-word="true" fo:orphans="2" fo:widows="2" style:page-number="auto" fo:background-color="transparent" style:shadow="none" style:writing-mode="lr-tb">
        <style:tab-stops/>
        <style:drop-cap/>
        <style:background-image/>
      </style:paragraph-properties>
      <style:text-properties style:use-window-font-color="true" style:font-name="Liberation Sans" fo:font-size="12pt" style:font-size-asian="10pt" style:font-size-complex="10pt"/>
    </style:style>
    <style:style style:name="Heading" style:family="paragraph" style:parent-style-name="Standard" style:next-style-name="Text_20_body" style:class="text">
      <style:paragraph-properties fo:margin-top="0.1665in" fo:margin-bottom="0.0835in" style:contextual-spacing="false" fo:text-align="end" style:justify-single-word="false" fo:background-color="transparent" fo:padding="0.0783in" fo:border-left="none" fo:border-right="none" fo:border-top="none" fo:border-bottom="0.99pt solid #004586" style:shadow="none" fo:keep-with-next="always">
        <style:background-image/>
      </style:paragraph-properties>
      <style:text-properties fo:font-variant="small-caps" fo:color="#004586" style:font-name="Liberation Serif" fo:font-size="22pt" fo:font-weight="normal" style:font-name-asian="Microsoft YaHei" style:font-size-asian="14pt" style:font-name-complex="Mangal" style:font-size-complex="14pt"/>
    </style:style>
    <style:style style:name="Text_20_body" style:display-name="Text body" style:family="paragraph" style:parent-style-name="Standard" style:list-style-name="" style:class="text" style:master-page-name="">
      <style:paragraph-properties fo:margin-top="0in" fo:margin-bottom="0.0835in" style:contextual-spacing="false" style:page-number="auto"/>
    </style:style>
    <style:style style:name="List" style:family="paragraph" style:parent-style-name="Text_20_body" style:class="list">
      <style:text-properties style:font-name="Calibri"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alibri"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100%" fo:margin-left="0in" fo:margin-right="0in" fo:margin-top="0.139in" fo:margin-bottom="0in" style:contextual-spacing="false" fo:text-indent="0in" style:auto-text-indent="false" fo:background-color="transparent" fo:padding="0.0783in" fo:border-left="none" fo:border-right="none" fo:border-top="none" fo:border-bottom="0.2pt solid #0066cc" style:shadow="none">
        <style:drop-cap/>
        <style:background-image/>
      </style:paragraph-properties>
      <style:text-properties fo:font-variant="small-caps" style:use-window-font-color="true" style:font-name="Liberation Serif" fo:font-size="18pt" fo:letter-spacing="normal" fo:font-style="normal" fo:font-weight="normal" style:font-size-asian="11pt" style:font-weight-asian="bold" style:font-size-complex="11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100%" fo:margin-left="0.5984in" fo:margin-right="0in" fo:margin-top="0.139in" fo:margin-bottom="0in" style:contextual-spacing="false" fo:text-indent="-0.2992in" style:auto-text-indent="false" fo:background-color="transparent" fo:padding="0in" fo:border="none" style:shadow="none">
        <style:tab-stops/>
        <style:background-image/>
      </style:paragraph-properties>
      <style:text-properties fo:font-variant="small-caps" style:font-name="Liberation Serif1" fo:font-size="15pt" fo:letter-spacing="0.0102in" fo:font-style="normal" style:font-size-asian="11pt" style:font-size-complex="11pt"/>
    </style:style>
    <style:style style:name="Heading_20_3" style:display-name="Heading 3" style:family="paragraph" style:parent-style-name="Standard" style:next-style-name="Text_20_body" style:default-outline-level="3" style:list-style-name="Outline" style:class="text">
      <style:paragraph-properties fo:margin="100%" fo:margin-left="0.5984in" fo:margin-right="0in" fo:margin-top="0.2083in" fo:margin-bottom="0in" style:contextual-spacing="false" fo:text-indent="-0.2992in" style:auto-text-indent="false" fo:background-color="transparent" fo:padding="0in" fo:border="none" style:shadow="none">
        <style:tab-stops/>
        <style:background-image/>
      </style:paragraph-properties>
      <style:text-properties fo:font-variant="small-caps" style:use-window-font-color="true" style:font-name="Liberation Serif1" fo:font-size="14pt" fo:letter-spacing="0.011in" fo:font-style="italic" fo:font-weight="normal" style:font-size-asian="11pt" style:font-size-complex="11pt"/>
    </style:style>
    <style:style style:name="Heading_20_4" style:display-name="Heading 4" style:family="paragraph" style:parent-style-name="Standard" style:next-style-name="Text_20_body" style:default-outline-level="4" style:list-style-name="Outline" style:class="text">
      <style:paragraph-properties fo:margin-top="0.2083in" fo:margin-bottom="0in" style:contextual-spacing="false" fo:padding-left="0.028in" fo:padding-right="0in" fo:padding-top="0.028in" fo:padding-bottom="0in" fo:border-left="0.74pt dotted #4f81bd" fo:border-right="none" fo:border-top="0.74pt dotted #4f81bd" fo:border-bottom="none"/>
      <style:text-properties fo:text-transform="uppercase" fo:color="#365f91" fo:font-size="11pt" fo:letter-spacing="0.0071in" style:font-size-asian="11pt" style:font-size-complex="11pt"/>
    </style:style>
    <style:style style:name="Heading_20_5" style:display-name="Heading 5" style:family="paragraph" style:parent-style-name="Standard" style:next-style-name="Text_20_body" style:default-outline-level="5" style:list-style-name="Outline" style:class="text">
      <style:paragraph-properties fo:margin-top="0.2083in" fo:margin-bottom="0in" style:contextual-spacing="false" fo:padding-left="0in" fo:padding-right="0in" fo:padding-top="0in" fo:padding-bottom="0.0138in" fo:border-left="none" fo:border-right="none" fo:border-top="none" fo:border-bottom="0.74pt solid #4f81bd"/>
      <style:text-properties fo:text-transform="uppercase" fo:color="#365f91" fo:font-size="11pt" fo:letter-spacing="0.0071in" style:font-size-asian="11pt" style:font-size-complex="11pt"/>
    </style:style>
    <style:style style:name="Heading_20_6" style:display-name="Heading 6" style:family="paragraph" style:parent-style-name="Standard" style:next-style-name="Text_20_body" style:default-outline-level="6" style:list-style-name="Outline" style:class="text">
      <style:paragraph-properties fo:margin-top="0.2083in" fo:margin-bottom="0in" style:contextual-spacing="false" fo:padding-left="0in" fo:padding-right="0in" fo:padding-top="0in" fo:padding-bottom="0.0138in" fo:border-left="none" fo:border-right="none" fo:border-top="none" fo:border-bottom="0.74pt dotted #4f81bd"/>
      <style:text-properties fo:text-transform="uppercase" fo:color="#365f91" fo:font-size="11pt" fo:letter-spacing="0.0071in" style:font-size-asian="11pt" style:font-size-complex="11pt"/>
    </style:style>
    <style:style style:name="Heading_20_7" style:display-name="Heading 7" style:family="paragraph" style:parent-style-name="Standard" style:next-style-name="Text_20_body" style:default-outline-level="7" style:list-style-name="Outline" style:class="text">
      <style:paragraph-properties fo:margin-top="0.2083in" fo:margin-bottom="0in" style:contextual-spacing="false"/>
      <style:text-properties fo:text-transform="uppercase" fo:color="#365f91" fo:font-size="11pt" fo:letter-spacing="0.0071in" style:font-size-asian="11pt" style:font-size-complex="11pt"/>
    </style:style>
    <style:style style:name="Heading_20_8" style:display-name="Heading 8" style:family="paragraph" style:parent-style-name="Standard" style:next-style-name="Text_20_body" style:default-outline-level="8" style:list-style-name="Outline" style:class="text">
      <style:paragraph-properties fo:margin-top="0.2083in" fo:margin-bottom="0in" style:contextual-spacing="false"/>
      <style:text-properties fo:text-transform="uppercase" fo:font-size="9pt" fo:letter-spacing="0.0071in" style:font-size-asian="9pt" style:font-size-complex="9pt"/>
    </style:style>
    <style:style style:name="Heading_20_9" style:display-name="Heading 9" style:family="paragraph" style:parent-style-name="Standard" style:next-style-name="Text_20_body" style:default-outline-level="9" style:list-style-name="Outline" style:class="text">
      <style:paragraph-properties fo:margin-top="0.2083in" fo:margin-bottom="0in" style:contextual-spacing="false"/>
      <style:text-properties fo:text-transform="uppercase" fo:font-size="9pt" fo:letter-spacing="0.0071in" fo:font-style="italic" style:font-size-asian="9pt" style:font-style-asian="italic" style:font-size-complex="9pt"/>
    </style:style>
    <style:style style:name="Title" style:family="paragraph" style:parent-style-name="Standard" style:next-style-name="Subtitle" style:default-outline-level="" style:class="chapter">
      <style:paragraph-properties fo:margin-top="0.5in" fo:margin-bottom="0.139in" style:contextual-spacing="false" fo:text-align="center" style:justify-single-word="false"/>
      <style:text-properties fo:text-transform="uppercase" fo:color="#4f81bd" fo:font-size="26pt" fo:letter-spacing="0.0071in"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margin-top="0.139in" fo:margin-bottom="0.6945in" style:contextual-spacing="false" fo:line-height="100%" fo:text-align="center" style:justify-single-word="false"/>
      <style:text-properties fo:text-transform="uppercase" fo:color="#595959" fo:font-size="12pt" fo:letter-spacing="0.0071in" fo:font-style="italic" style:font-size-asian="12pt" style:font-style-asian="italic" style:font-size-complex="12pt" style:font-style-complex="italic"/>
    </style:style>
    <style:style style:name="caption" style:family="paragraph" style:parent-style-name="Standard" style:default-outline-level="">
      <style:text-properties fo:color="#365f91" fo:font-size="8pt" fo:font-weight="bold" style:font-size-asian="8pt" style:font-weight-asian="bold" style:font-size-complex="8pt" style:font-weight-complex="bold"/>
    </style:style>
    <style:style style:name="No_20_Spacing" style:display-name="No Spacing" style:family="paragraph" style:parent-style-name="Standard" style:default-outline-level="">
      <style:paragraph-properties fo:margin-top="0in" fo:margin-bottom="0in" style:contextual-spacing="false" fo:line-height="100%"/>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Quote" style:family="paragraph" style:parent-style-name="Standard" style:default-outline-level="">
      <style:text-properties fo:font-style="italic" style:font-style-asian="italic" style:font-style-complex="italic"/>
    </style:style>
    <style:style style:name="Intense_20_Quote" style:display-name="Intense Quote" style:family="paragraph" style:parent-style-name="Standard" style:default-outline-level="">
      <style:paragraph-properties fo:margin="100%" fo:margin-left="0.9in" fo:margin-right="0.8in" fo:margin-top="0.139in" fo:margin-bottom="0in" style:contextual-spacing="false" fo:text-align="justify" style:justify-single-word="false" fo:text-indent="0in" style:auto-text-indent="false" fo:padding-left="0.139in" fo:padding-right="0in" fo:padding-top="0.139in" fo:padding-bottom="0in" fo:border-left="0.51pt solid #4f81bd" fo:border-right="none" fo:border-top="0.51pt solid #4f81bd" fo:border-bottom="none"/>
      <style:text-properties fo:color="#4f81bd" fo:font-style="italic" style:font-style-asian="italic" style:font-style-complex="italic"/>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language-complex="en" style:country-complex="US"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5083in" style:type="center"/>
          <style:tab-stop style:position="7.0165in" style:type="righ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5083in" style:type="center"/>
          <style:tab-stop style:position="7.0165in" style:type="right"/>
        </style:tab-stops>
      </style:paragraph-properties>
    </style:style>
    <style:style style:name="Signature" style:family="paragraph" style:parent-style-name="Standard" style:class="text">
      <style:paragraph-properties text:number-lines="false" text:line-number="0"/>
      <style:text-properties fo:font-size="20pt"/>
    </style:style>
    <style:style style:name="Footnote" style:family="paragraph" style:parent-style-name="Standard" style:class="extra" style:master-page-name="">
      <style:paragraph-properties fo:margin="100%" fo:margin-left="0.1965in" fo:margin-right="0in" fo:line-height="100%" fo:text-indent="-0.1965in" style:auto-text-indent="false" style:page-number="auto" style:shadow="none" text:number-lines="false" text:line-number="0"/>
      <style:text-properties style:font-name="FreeSans" fo:font-size="10pt" style:font-size-asian="10pt" style:font-size-complex="10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100%" fo:margin-left="0in" fo:margin-right="0in" fo:text-indent="0.1965in" style:auto-text-indent="false"/>
    </style:style>
    <style:style style:name="Hanging_20_indent" style:display-name="Hanging indent" style:family="paragraph" style:parent-style-name="Text_20_body" style:class="text">
      <style:paragraph-properties fo:margin="100%" fo:margin-left="0.3937in" fo:margin-right="0in" fo:text-indent="-0.1965in" style:auto-text-indent="false">
        <style:tab-stops>
          <style:tab-stop style:position="0in"/>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5083in" style:type="center"/>
          <style:tab-stop style:position="7.01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5083in" style:type="center"/>
          <style:tab-stop style:position="7.0165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ffffff" fo:letter-spacing="0.0102in" fo:font-weight="bold" fo:background-color="#4f81bd" style:font-weight-asian="bold" style:font-weight-complex="bold"/>
    </style:style>
    <style:style style:name="Title_20_Char" style:display-name="Title Char" style:family="text" style:parent-style-name="Default_20_Paragraph_20_Font">
      <style:text-properties fo:text-transform="uppercase" fo:color="#4f81bd" fo:font-size="26pt" fo:letter-spacing="0.0071in" style:letter-kerning="true" style:font-size-asian="26pt" style:font-size-complex="26pt"/>
    </style:style>
    <style:style style:name="Heading_20_2_20_Char" style:display-name="Heading 2 Char" style:family="text" style:parent-style-name="Default_20_Paragraph_20_Font">
      <style:text-properties fo:text-transform="uppercase" fo:letter-spacing="0.0102in" fo:background-color="#dbe5f1"/>
    </style:style>
    <style:style style:name="Subtle_20_Reference" style:display-name="Subtle Reference" style:family="text">
      <style:text-properties fo:color="#4f81bd" fo:font-weight="bold" style:font-weight-asian="bold" style:font-weight-complex="bold"/>
    </style:style>
    <style:style style:name="Intense_20_Reference" style:display-name="Intense Reference" style:family="text">
      <style:text-properties fo:text-transform="uppercase" fo:color="#4f81bd" fo:font-style="italic" fo:font-weight="bold" style:font-style-asian="italic" style:font-weight-asian="bold" style:font-style-complex="italic" style:font-weight-complex="bold"/>
    </style:style>
    <style:style style:name="Heading_20_3_20_Char" style:display-name="Heading 3 Char" style:family="text" style:parent-style-name="Default_20_Paragraph_20_Font">
      <style:text-properties fo:text-transform="uppercase" fo:color="#243f60" fo:letter-spacing="0.0102in"/>
    </style:style>
    <style:style style:name="Heading_20_4_20_Char" style:display-name="Heading 4 Char" style:family="text" style:parent-style-name="Default_20_Paragraph_20_Font">
      <style:text-properties fo:text-transform="uppercase" fo:color="#365f91" fo:letter-spacing="0.0071in"/>
    </style:style>
    <style:style style:name="Heading_20_5_20_Char" style:display-name="Heading 5 Char" style:family="text" style:parent-style-name="Default_20_Paragraph_20_Font">
      <style:text-properties fo:text-transform="uppercase" fo:color="#365f91" fo:letter-spacing="0.0071in"/>
    </style:style>
    <style:style style:name="Heading_20_6_20_Char" style:display-name="Heading 6 Char" style:family="text" style:parent-style-name="Default_20_Paragraph_20_Font">
      <style:text-properties fo:text-transform="uppercase" fo:color="#365f91" fo:letter-spacing="0.0071in"/>
    </style:style>
    <style:style style:name="Heading_20_7_20_Char" style:display-name="Heading 7 Char" style:family="text" style:parent-style-name="Default_20_Paragraph_20_Font">
      <style:text-properties fo:text-transform="uppercase" fo:color="#365f91" fo:letter-spacing="0.0071in"/>
    </style:style>
    <style:style style:name="Heading_20_8_20_Char" style:display-name="Heading 8 Char" style:family="text" style:parent-style-name="Default_20_Paragraph_20_Font">
      <style:text-properties fo:text-transform="uppercase" fo:font-size="9pt" fo:letter-spacing="0.0071in" style:font-size-asian="9pt" style:font-size-complex="9pt"/>
    </style:style>
    <style:style style:name="Heading_20_9_20_Char" style:display-name="Heading 9 Char" style:family="text" style:parent-style-name="Default_20_Paragraph_20_Font">
      <style:text-properties fo:text-transform="uppercase" fo:font-size="9pt" fo:letter-spacing="0.0071in" fo:font-style="italic" style:font-size-asian="9pt" style:font-style-asian="italic" style:font-size-complex="9pt"/>
    </style:style>
    <style:style style:name="Subtitle_20_Char" style:display-name="Subtitle Char" style:family="text" style:parent-style-name="Default_20_Paragraph_20_Font">
      <style:text-properties fo:text-transform="uppercase" fo:color="#595959" fo:font-size="12pt" fo:letter-spacing="0.0071in" style:font-size-asian="12pt"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font-variant="normal" fo:text-transform="none" style:use-window-font-color="true" style:font-name="Liberation Sans1" fo:letter-spacing="0.0043in" fo:font-style="normal" fo:font-weight="bold" style:font-style-asian="italic" style:font-style-complex="italic"/>
    </style:style>
    <style:style style:name="No_20_Spacing_20_Char" style:display-name="No Spacing Char" style:family="text" style:parent-style-name="Default_20_Paragraph_20_Font">
      <style:text-properties fo:font-size="10pt" style:font-size-asian="10pt" style:font-size-complex="10pt"/>
    </style:style>
    <style:style style:name="Quote_20_Char" style:display-name="Quote Char" style:family="text" style:parent-style-name="Default_20_Paragraph_20_Font">
      <style:text-properties fo:font-size="10pt" fo:font-style="italic" style:font-size-asian="10pt" style:font-style-asian="italic" style:font-size-complex="10pt" style:font-style-complex="italic"/>
    </style:style>
    <style:style style:name="Intense_20_Quote_20_Char" style:display-name="Intense Quote Char" style:family="text" style:parent-style-name="Default_20_Paragraph_20_Font">
      <style:text-properties fo:color="#4f81bd" fo:font-size="10pt" fo:font-style="italic" style:font-size-asian="10pt" style:font-style-asian="italic" style:font-size-complex="10pt" style:font-style-complex="italic"/>
    </style:style>
    <style:style style:name="Subtle_20_Emphasis" style:display-name="Subtle Emphasis" style:family="text">
      <style:text-properties fo:color="#243f60" fo:font-style="italic" style:font-style-asian="italic" style:font-style-complex="italic"/>
    </style:style>
    <style:style style:name="Intense_20_Emphasis" style:display-name="Intense Emphasis" style:family="text">
      <style:text-properties fo:text-transform="uppercase" fo:color="#243f60" fo:letter-spacing="0.0071in" fo:font-weight="bold" style:font-weight-asian="bold" style:font-weight-complex="bold"/>
    </style:style>
    <style:style style:name="Book_20_Title" style:display-name="Book Title" style:family="text">
      <style:text-properties fo:letter-spacing="0.0063in" fo:font-style="italic" fo:font-weight="bold" style:font-style-asian="italic" style:font-weight-asian="bold"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consecutive-numbering="true">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consecutive-numbering="true">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8.2681in" fo:page-height="11.6929in" style:num-format="1" style:print-orientation="portrait" fo:margin-top="1in" fo:margin-bottom="0.7874in" fo:margin-left="0.6256in" fo:margin-right="0.6256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0</meta:editing-cycles>
    <meta:creation-date>2013-02-20T15:48:04</meta:creation-date>
    <meta:editing-duration>P5DT6H46M48S</meta:editing-duration>
    <meta:generator>LibreOffice/3.6$Linux_X86_64 LibreOffice_project/360m1$Build-2</meta:generator>
    <dc:title>Modern Style</dc:title>
    <meta:initial-creator>Mats Liljegren</meta:initial-creator>
    <dc:date>2013-05-02T19:56:07</dc:date>
    <meta:document-statistic meta:table-count="0" meta:image-count="0" meta:object-count="0" meta:page-count="9" meta:paragraph-count="113" meta:word-count="2001" meta:character-count="12269" meta:non-whitespace-character-count="1039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